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185e0" officeooo:paragraph-rsid="01b185e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82f3c" officeooo:paragraph-rsid="01c82f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82f3c" officeooo:paragraph-rsid="01cc76f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c82f3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c76f9" officeooo:paragraph-rsid="01cc76f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13474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1cc76f9" style:font-size-asian="12pt" style:font-weight-asian="normal" style:font-size-complex="12pt" style:font-weight-complex="normal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32b0c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officeooo:rsid="01c82f3c" style:font-style-asian="normal" style:font-style-complex="normal"/>
    </style:style>
    <style:style style:name="T5" style:family="text">
      <style:text-properties fo:font-style="normal" officeooo:rsid="01cc76f9" style:font-style-asian="normal" style:font-style-complex="normal"/>
    </style:style>
    <style:style style:name="T6" style:family="text">
      <style:text-properties fo:font-style="normal" officeooo:rsid="01d64afa" style:font-style-asian="normal" style:font-style-complex="normal"/>
    </style:style>
    <style:style style:name="T7" style:family="text">
      <style:text-properties fo:font-style="normal" fo:font-weight="bold" officeooo:rsid="01c82f3c" style:font-style-asian="normal" style:font-weight-asian="bold" style:font-style-complex="normal" style:font-weight-complex="bold"/>
    </style:style>
    <style:style style:name="T8" style:family="text">
      <style:text-properties officeooo:rsid="00840c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ceb28c" style:font-weight-asian="normal" style:font-weight-complex="normal"/>
    </style:style>
    <style:style style:name="T11" style:family="text">
      <style:text-properties officeooo:rsid="01d8c501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ufgabe</text:p>
      <text:p text:style-name="P4"/>
      <text:p text:style-name="P6">Öffne das aus<text:span text:style-name="T11">ge</text:span>teilte BlueJ-Projekt. <text:span text:style-name="T3">Kommentiere</text:span> die Klassen Sprite und Game.</text:p>
      <text:p text:style-name="P6">Versetze dich dabei in die Lage von jemand, der deinen Quellcode nicht kennt und ihn benutzen will, z.B. ein anderer Programmierer → was muss dieser Programmierer wissen?</text:p>
      <text:p text:style-name="P5"/>
      <text:list xml:id="list3176266506" text:style-name="L1">
        <text:list-item>
          <text:p text:style-name="P13"><text:span text:style-name="T4">Schreibe jeweils oberhalb der </text:span><text:span text:style-name="T7">Klasse</text:span><text:span text:style-name="T4"> einen mehrzeiligen Kommentar mit einer kurzen Beschreibung der Klasse. <text:line-break/>Gib außerdem deinen Namen und das Datum an.</text:span></text:p>
        </text:list-item>
      </text:list>
      <text:p text:style-name="P7"/>
      <text:list xml:id="list175501324376312" text:continue-numbering="true" text:style-name="L1">
        <text:list-item>
          <text:p text:style-name="P13"><text:span text:style-name="T4">Schreibe zu jedem </text:span><text:span text:style-name="T7">Attribut</text:span><text:span text:style-name="T4"> einen einzeiligen Kommentar (kurze Kommentare rechts neben dem Attribut). </text:span><text:span text:style-name="T6">Dazu gehören Details, die nicht offensichtlich sind (wie z.B. Einheiten).</text:span></text:p>
        </text:list-item>
      </text:list>
      <text:p text:style-name="P9"/>
      <text:list xml:id="list175500938120962" text:continue-numbering="true" text:style-name="L1">
        <text:list-item>
          <text:p text:style-name="P13"><text:span text:style-name="T4">Schreibe oberhalb jeder </text:span><text:span text:style-name="T7">Methode</text:span><text:span text:style-name="T4"> einen mehrzeiligen Kommentar mit einer kurzen Beschreibung der Methode. Erläutere </text:span><text:span text:style-name="T5">ggf.</text:span><text:span text:style-name="T4"> auch die Parameter (was muss beim Aufruf der Methode eingesetzt werden?). <text:line-break/></text:span><text:span text:style-name="T5">Zu den set-Methoden schreibe, was andere Programmierer über die Attribute wissen müssen, deren Werte mit der Methode gesetzt werden </text:span><text:span text:style-name="T6">(hier doppelt sich die Information mit den Kommentaren zu den Attributen).</text:span></text:p>
        </text:list-item>
      </text:list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0" draw:name="Form1" draw:style-name="gr1" draw:text-style-name="P14" svg:width="1.795cm" svg:height="0.63cm" svg:x="15.196cm" svg:y="0.326cm"><draw:image xlink:href="Pictures/10000000000000580000001F84D8045FF773DCF2.png" xlink:type="simple" xlink:show="embed" xlink:actuate="onLoad" draw:mime-type="image/png"><text:p/></draw:image></draw:frame></text:p>
      <text:p text:style-name="P10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0">März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32b0c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845772329984">
            <table:table-cell table:style-name="Tabelle1.A1" office:value-type="string">
              <text:p text:style-name="MP1">Kommentar<text:span text:style-name="MT1">e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1-16T17:55:00.063000000</dc:date>
    <meta:editing-duration>P4DT7H44M18S</meta:editing-duration>
    <meta:editing-cycles>323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9" meta:word-count="156" meta:character-count="1099" meta:non-whitespace-character-count="951"/>
  </office:meta>
</office:document-meta>
</file>